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3A57891C19A077108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0c1395" officeooo:paragraph-rsid="000c1395" style:font-style-asian="italic" style:font-style-complex="italic"/>
    </style:style>
    <style:style style:name="P2" style:family="paragraph" style:parent-style-name="Text_20_body">
      <style:text-properties fo:font-style="italic" fo:font-weight="bold" officeooo:rsid="00aebf51" officeooo:paragraph-rsid="00d80a6a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fo:font-weight="bold" officeooo:rsid="00afd825" officeooo:paragraph-rsid="00d80a6a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0012f48b" officeooo:paragraph-rsid="0012f48b"/>
    </style:style>
    <style:style style:name="P5" style:family="paragraph" style:parent-style-name="Text_20_body">
      <style:text-properties officeooo:rsid="0013b0a8" officeooo:paragraph-rsid="0013b0a8"/>
    </style:style>
    <style:style style:name="P6" style:family="paragraph" style:parent-style-name="Text_20_body">
      <style:text-properties fo:font-style="normal" officeooo:rsid="000f3a04" officeooo:paragraph-rsid="000f3a04" style:font-style-asian="normal" style:font-style-complex="normal"/>
    </style:style>
    <style:style style:name="P7" style:family="paragraph" style:parent-style-name="Text_20_body">
      <style:text-properties fo:font-style="normal" officeooo:rsid="000f3a04" officeooo:paragraph-rsid="000c1395" style:font-style-asian="normal" style:font-style-complex="normal"/>
    </style:style>
    <style:style style:name="P8" style:family="paragraph" style:parent-style-name="Text_20_body">
      <style:text-properties fo:font-style="normal" officeooo:rsid="0012f48b" officeooo:paragraph-rsid="0012f48b" style:font-style-asian="normal" style:font-style-complex="normal"/>
    </style:style>
    <style:style style:name="P9" style:family="paragraph" style:parent-style-name="Text_20_body">
      <style:text-properties fo:font-style="normal" officeooo:rsid="00f4ff51" officeooo:paragraph-rsid="0102815d" style:font-style-asian="normal" style:font-style-complex="normal"/>
    </style:style>
    <style:style style:name="P10" style:family="paragraph" style:parent-style-name="Text_20_body">
      <style:text-properties fo:font-style="normal" officeooo:rsid="00f4ff51" officeooo:paragraph-rsid="0013b0a8" style:font-style-asian="normal" style:font-style-complex="normal"/>
    </style:style>
    <style:style style:name="P11" style:family="paragraph" style:parent-style-name="Text_20_body">
      <style:text-properties fo:font-style="normal" fo:font-weight="bold" officeooo:rsid="0081431d" officeooo:paragraph-rsid="0081431d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style="normal" fo:font-weight="bold" officeooo:rsid="0081431d" officeooo:paragraph-rsid="00a8ec10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0824da1" officeooo:paragraph-rsid="00824da1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824da1" officeooo:paragraph-rsid="00a8ec10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937ea2" officeooo:paragraph-rsid="00937ea2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937ea2" officeooo:paragraph-rsid="00a8ec10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937ea2" officeooo:paragraph-rsid="00fcdea5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993cac" officeooo:paragraph-rsid="00993cac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993cac" officeooo:paragraph-rsid="00a8ec10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993cac" officeooo:paragraph-rsid="00d80a6a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afd825" officeooo:paragraph-rsid="00d80a6a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b13581" officeooo:paragraph-rsid="00d80a6a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bold" officeooo:rsid="0031d097" officeooo:paragraph-rsid="008713e5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fo:font-weight="normal" officeooo:rsid="00993cac" officeooo:paragraph-rsid="00993cac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993cac" officeooo:paragraph-rsid="00a8ec10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b13581" officeooo:paragraph-rsid="00d80a6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025bcde" officeooo:paragraph-rsid="0025bcde"/>
    </style:style>
    <style:style style:name="P28" style:family="paragraph" style:parent-style-name="Text_20_body">
      <style:text-properties officeooo:rsid="0025bcde" officeooo:paragraph-rsid="00735bb5"/>
    </style:style>
    <style:style style:name="P29" style:family="paragraph" style:parent-style-name="Text_20_body">
      <style:text-properties officeooo:rsid="0025bcde" officeooo:paragraph-rsid="00284bc8"/>
    </style:style>
    <style:style style:name="P30" style:family="paragraph" style:parent-style-name="Text_20_body">
      <style:text-properties officeooo:rsid="0025bcde" officeooo:paragraph-rsid="0041e91c"/>
    </style:style>
    <style:style style:name="P31" style:family="paragraph" style:parent-style-name="Text_20_body">
      <style:text-properties officeooo:rsid="00273198" officeooo:paragraph-rsid="00273198"/>
    </style:style>
    <style:style style:name="P32" style:family="paragraph" style:parent-style-name="Text_20_body">
      <style:text-properties officeooo:rsid="00273198" officeooo:paragraph-rsid="00284bc8"/>
    </style:style>
    <style:style style:name="P33" style:family="paragraph" style:parent-style-name="Text_20_body">
      <style:text-properties officeooo:rsid="002aeba6" officeooo:paragraph-rsid="002aeba6"/>
    </style:style>
    <style:style style:name="P34" style:family="paragraph" style:parent-style-name="Text_20_body">
      <style:text-properties officeooo:rsid="002b7067" officeooo:paragraph-rsid="002b7067"/>
    </style:style>
    <style:style style:name="P35" style:family="paragraph" style:parent-style-name="Text_20_body">
      <style:text-properties officeooo:rsid="00363eba" officeooo:paragraph-rsid="00363eba"/>
    </style:style>
    <style:style style:name="P36" style:family="paragraph" style:parent-style-name="Text_20_body">
      <style:text-properties officeooo:rsid="0031d097" officeooo:paragraph-rsid="0031d097"/>
    </style:style>
    <style:style style:name="P37" style:family="paragraph" style:parent-style-name="Text_20_body">
      <style:text-properties officeooo:rsid="003f1542" officeooo:paragraph-rsid="003f1542"/>
    </style:style>
    <style:style style:name="P38" style:family="paragraph" style:parent-style-name="Text_20_body">
      <style:text-properties officeooo:rsid="0043224d" officeooo:paragraph-rsid="0043224d"/>
    </style:style>
    <style:style style:name="P39" style:family="paragraph" style:parent-style-name="Text_20_body">
      <style:text-properties officeooo:rsid="00451c7e" officeooo:paragraph-rsid="00451c7e"/>
    </style:style>
    <style:style style:name="P40" style:family="paragraph" style:parent-style-name="Text_20_body">
      <style:text-properties officeooo:rsid="00460327" officeooo:paragraph-rsid="00460327"/>
    </style:style>
    <style:style style:name="P41" style:family="paragraph" style:parent-style-name="Text_20_body">
      <style:text-properties officeooo:rsid="0048df5e" officeooo:paragraph-rsid="0048df5e"/>
    </style:style>
    <style:style style:name="P42" style:family="paragraph" style:parent-style-name="Text_20_body">
      <style:text-properties officeooo:rsid="004fec33" officeooo:paragraph-rsid="004fec33"/>
    </style:style>
    <style:style style:name="P43" style:family="paragraph" style:parent-style-name="Text_20_body">
      <style:text-properties officeooo:rsid="005c2653" officeooo:paragraph-rsid="005c2653"/>
    </style:style>
    <style:style style:name="P44" style:family="paragraph" style:parent-style-name="Text_20_body">
      <style:text-properties officeooo:rsid="005faac1" officeooo:paragraph-rsid="005faac1"/>
    </style:style>
    <style:style style:name="P45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6ba10b" officeooo:paragraph-rsid="006a05db" style:font-weight-asian="normal" style:font-weight-complex="normal"/>
    </style:style>
    <style:style style:name="P46" style:family="paragraph" style:parent-style-name="Text_20_body">
      <style:text-properties officeooo:rsid="00735bb5" officeooo:paragraph-rsid="00735bb5"/>
    </style:style>
    <style:style style:name="P47" style:family="paragraph" style:parent-style-name="Text_20_body">
      <style:text-properties officeooo:paragraph-rsid="0074d9ac"/>
    </style:style>
    <style:style style:name="P48" style:family="paragraph" style:parent-style-name="Text_20_body">
      <style:paragraph-properties fo:text-align="center" style:justify-single-word="false"/>
      <style:text-properties officeooo:rsid="007a3eec" officeooo:paragraph-rsid="007a3eec"/>
    </style:style>
    <style:style style:name="P49" style:family="paragraph" style:parent-style-name="Text_20_body">
      <style:text-properties officeooo:rsid="00235922" officeooo:paragraph-rsid="00235922"/>
    </style:style>
    <style:style style:name="P50" style:family="paragraph" style:parent-style-name="Text_20_body">
      <style:text-properties style:text-underline-style="solid" style:text-underline-type="double" style:text-underline-width="auto" style:text-underline-color="font-color" officeooo:rsid="00235922" officeooo:paragraph-rsid="00235922"/>
    </style:style>
    <style:style style:name="P51" style:family="paragraph" style:parent-style-name="Text_20_body">
      <style:text-properties fo:font-weight="bold" officeooo:rsid="007f94e3" officeooo:paragraph-rsid="007f94e3" style:font-weight-asian="bold" style:font-weight-complex="bold"/>
    </style:style>
    <style:style style:name="P52" style:family="paragraph" style:parent-style-name="Text_20_body">
      <style:text-properties fo:font-weight="bold" officeooo:rsid="007f94e3" officeooo:paragraph-rsid="00a8ec10" style:font-weight-asian="bold" style:font-weight-complex="bold"/>
    </style:style>
    <style:style style:name="P53" style:family="paragraph" style:parent-style-name="Text_20_body">
      <style:text-properties fo:font-weight="bold" officeooo:rsid="008713e5" officeooo:paragraph-rsid="008713e5" style:font-weight-asian="bold" style:font-weight-complex="bold"/>
    </style:style>
    <style:style style:name="P54" style:family="paragraph" style:parent-style-name="Text_20_body">
      <style:text-properties fo:font-weight="bold" officeooo:rsid="008713e5" officeooo:paragraph-rsid="00a8ec10" style:font-weight-asian="bold" style:font-weight-complex="bold"/>
    </style:style>
    <style:style style:name="P55" style:family="paragraph" style:parent-style-name="Text_20_body">
      <style:text-properties fo:font-weight="bold" officeooo:rsid="00aafd67" officeooo:paragraph-rsid="00d80a6a" style:font-weight-asian="bold" style:font-weight-complex="bold"/>
    </style:style>
    <style:style style:name="P56" style:family="paragraph" style:parent-style-name="Text_20_body">
      <style:text-properties fo:font-weight="bold" officeooo:rsid="00ab9f7d" officeooo:paragraph-rsid="00d80a6a" style:font-weight-asian="bold" style:font-weight-complex="bold"/>
    </style:style>
    <style:style style:name="P57" style:family="paragraph" style:parent-style-name="Text_20_body">
      <style:text-properties fo:font-weight="bold" officeooo:paragraph-rsid="00993cac" style:font-weight-asian="bold" style:font-weight-complex="bold"/>
    </style:style>
    <style:style style:name="P58" style:family="paragraph" style:parent-style-name="Text_20_body">
      <style:text-properties fo:font-weight="bold" officeooo:rsid="00e58b2f" officeooo:paragraph-rsid="00e58b2f" style:font-weight-asian="bold" style:font-weight-complex="bold"/>
    </style:style>
    <style:style style:name="P59" style:family="paragraph" style:parent-style-name="Text_20_body">
      <style:text-properties officeooo:paragraph-rsid="008713e5"/>
    </style:style>
    <style:style style:name="P60" style:family="paragraph" style:parent-style-name="Text_20_body">
      <style:text-properties officeooo:rsid="008713e5" officeooo:paragraph-rsid="008713e5"/>
    </style:style>
    <style:style style:name="P61" style:family="paragraph" style:parent-style-name="Text_20_body">
      <style:text-properties officeooo:rsid="006cc516" officeooo:paragraph-rsid="006cc516"/>
    </style:style>
    <style:style style:name="P62" style:family="paragraph" style:parent-style-name="Text_20_body">
      <style:text-properties officeooo:rsid="006cc516" officeooo:paragraph-rsid="00dc9a6e"/>
    </style:style>
    <style:style style:name="P63" style:family="paragraph" style:parent-style-name="Text_20_body">
      <style:text-properties officeooo:paragraph-rsid="00c44393"/>
    </style:style>
    <style:style style:name="P64" style:family="paragraph" style:parent-style-name="Text_20_body">
      <style:text-properties officeooo:paragraph-rsid="00ae139c"/>
    </style:style>
    <style:style style:name="P65" style:family="paragraph" style:parent-style-name="Text_20_body">
      <style:text-properties officeooo:paragraph-rsid="00dc9a6e"/>
    </style:style>
    <style:style style:name="P66" style:family="paragraph" style:parent-style-name="Text_20_body">
      <style:text-properties officeooo:rsid="00f44103" officeooo:paragraph-rsid="00f44103"/>
    </style:style>
    <style:style style:name="P67" style:family="paragraph" style:parent-style-name="Text_20_body">
      <style:text-properties officeooo:rsid="0102815d" officeooo:paragraph-rsid="0102815d"/>
    </style:style>
    <style:style style:name="P68" style:family="paragraph" style:parent-style-name="Text_20_body" style:list-style-name="L1">
      <style:text-properties officeooo:paragraph-rsid="000f3a04"/>
    </style:style>
    <style:style style:name="P69" style:family="paragraph" style:parent-style-name="Text_20_body" style:list-style-name="L1">
      <style:text-properties officeooo:rsid="0011d40e" officeooo:paragraph-rsid="0011d40e"/>
    </style:style>
    <style:style style:name="P70" style:family="paragraph" style:parent-style-name="Text_20_body" style:list-style-name="L2">
      <style:text-properties fo:font-style="normal" officeooo:rsid="0012f48b" officeooo:paragraph-rsid="0012f48b" style:font-style-asian="normal" style:font-style-complex="normal"/>
    </style:style>
    <style:style style:name="P71" style:family="paragraph" style:parent-style-name="Text_20_body" style:list-style-name="L13">
      <style:text-properties fo:font-style="normal" fo:font-weight="normal" officeooo:rsid="00937ea2" officeooo:paragraph-rsid="00937ea2" style:font-style-asian="normal" style:font-weight-asian="normal" style:font-style-complex="normal" style:font-weight-complex="normal"/>
    </style:style>
    <style:style style:name="P72" style:family="paragraph" style:parent-style-name="Text_20_body" style:list-style-name="L17">
      <style:text-properties fo:font-style="normal" fo:font-weight="normal" officeooo:rsid="00937ea2" officeooo:paragraph-rsid="00a8ec10" style:font-style-asian="normal" style:font-weight-asian="normal" style:font-style-complex="normal" style:font-weight-complex="normal"/>
    </style:style>
    <style:style style:name="P73" style:family="paragraph" style:parent-style-name="Text_20_body" style:list-style-name="L13">
      <style:text-properties fo:font-style="normal" fo:font-weight="normal" officeooo:rsid="0095d393" officeooo:paragraph-rsid="0095d393" style:font-style-asian="normal" style:font-weight-asian="normal" style:font-style-complex="normal" style:font-weight-complex="normal"/>
    </style:style>
    <style:style style:name="P74" style:family="paragraph" style:parent-style-name="Text_20_body" style:list-style-name="L15">
      <style:text-properties fo:font-style="normal" fo:font-weight="normal" officeooo:rsid="00451c7e" officeooo:paragraph-rsid="00d80a6a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5">
      <style:text-properties fo:font-style="normal" fo:font-weight="normal" officeooo:rsid="00ad4cf8" officeooo:paragraph-rsid="00d80a6a" style:font-style-asian="normal" style:font-weight-asian="normal" style:font-style-complex="normal" style:font-weight-complex="normal"/>
    </style:style>
    <style:style style:name="P76" style:family="paragraph" style:parent-style-name="Text_20_body" style:list-style-name="L15">
      <style:text-properties fo:font-style="normal" fo:font-weight="normal" officeooo:rsid="005927ca" officeooo:paragraph-rsid="00d80a6a" style:font-style-asian="normal" style:font-weight-asian="normal" style:font-style-complex="normal" style:font-weight-complex="normal"/>
    </style:style>
    <style:style style:name="P77" style:family="paragraph" style:parent-style-name="Text_20_body" style:list-style-name="L15">
      <style:text-properties fo:font-style="normal" fo:font-weight="normal" officeooo:rsid="00587096" officeooo:paragraph-rsid="00d80a6a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5">
      <style:text-properties fo:font-style="normal" fo:font-weight="normal" officeooo:rsid="005c2653" officeooo:paragraph-rsid="00d80a6a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5">
      <style:text-properties fo:font-style="normal" fo:font-weight="normal" officeooo:rsid="00601271" officeooo:paragraph-rsid="00d80a6a" style:font-style-asian="normal" style:font-weight-asian="normal" style:font-style-complex="normal" style:font-weight-complex="normal"/>
    </style:style>
    <style:style style:name="P80" style:family="paragraph" style:parent-style-name="Text_20_body" style:list-style-name="L15">
      <style:text-properties fo:font-style="normal" fo:font-weight="normal" officeooo:rsid="0041e91c" officeooo:paragraph-rsid="00d80a6a" style:font-style-asian="normal" style:font-weight-asian="normal" style:font-style-complex="normal" style:font-weight-complex="normal"/>
    </style:style>
    <style:style style:name="P81" style:family="paragraph" style:parent-style-name="Text_20_body" style:list-style-name="L13">
      <style:text-properties fo:font-style="normal" fo:font-weight="normal" officeooo:rsid="00ffd5f3" officeooo:paragraph-rsid="00ffd5f3" style:font-style-asian="normal" style:font-weight-asian="normal" style:font-style-complex="normal" style:font-weight-complex="normal"/>
    </style:style>
    <style:style style:name="P82" style:family="paragraph" style:parent-style-name="Text_20_body" style:list-style-name="L17">
      <style:text-properties fo:font-style="normal" fo:font-weight="normal" officeooo:rsid="00ce2a55" officeooo:paragraph-rsid="00ce2a55" style:font-style-asian="normal" style:font-weight-asian="normal" style:font-style-complex="normal" style:font-weight-complex="normal"/>
    </style:style>
    <style:style style:name="P83" style:family="paragraph" style:parent-style-name="Text_20_body" style:list-style-name="L3">
      <style:text-properties officeooo:rsid="00273198" officeooo:paragraph-rsid="00273198"/>
    </style:style>
    <style:style style:name="P84" style:family="paragraph" style:parent-style-name="Text_20_body" style:list-style-name="L5">
      <style:text-properties officeooo:rsid="00273198" officeooo:paragraph-rsid="00291f51"/>
    </style:style>
    <style:style style:name="P85" style:family="paragraph" style:parent-style-name="Text_20_body" style:list-style-name="L3">
      <style:text-properties officeooo:rsid="00284bc8" officeooo:paragraph-rsid="00284bc8"/>
    </style:style>
    <style:style style:name="P86" style:family="paragraph" style:parent-style-name="Text_20_body" style:list-style-name="L5">
      <style:text-properties officeooo:rsid="00284bc8" officeooo:paragraph-rsid="00291f51"/>
    </style:style>
    <style:style style:name="P87" style:family="paragraph" style:parent-style-name="Text_20_body" style:list-style-name="L4">
      <style:text-properties officeooo:rsid="0048df5e" officeooo:paragraph-rsid="0048df5e"/>
    </style:style>
    <style:style style:name="P88" style:family="paragraph" style:parent-style-name="Text_20_body" style:list-style-name="L4">
      <style:text-properties officeooo:rsid="004aebfb" officeooo:paragraph-rsid="004f51d5"/>
    </style:style>
    <style:style style:name="P89" style:family="paragraph" style:parent-style-name="Text_20_body" style:list-style-name="L4">
      <style:text-properties officeooo:rsid="004fec33" officeooo:paragraph-rsid="004fec33"/>
    </style:style>
    <style:style style:name="P90" style:family="paragraph" style:parent-style-name="Text_20_body" style:list-style-name="L5">
      <style:text-properties officeooo:rsid="0029fd8b" officeooo:paragraph-rsid="0029fd8b"/>
    </style:style>
    <style:style style:name="P91" style:family="paragraph" style:parent-style-name="Text_20_body" style:list-style-name="L6">
      <style:text-properties officeooo:rsid="002b7067" officeooo:paragraph-rsid="002b7067"/>
    </style:style>
    <style:style style:name="P92" style:family="paragraph" style:parent-style-name="Text_20_body" style:list-style-name="L12">
      <style:text-properties officeooo:rsid="002b7067" officeooo:paragraph-rsid="00824da1"/>
    </style:style>
    <style:style style:name="P93" style:family="paragraph" style:parent-style-name="Text_20_body" style:list-style-name="L6">
      <style:text-properties officeooo:rsid="002d49a8" officeooo:paragraph-rsid="002d49a8"/>
    </style:style>
    <style:style style:name="P94" style:family="paragraph" style:parent-style-name="Text_20_body" style:list-style-name="L12">
      <style:text-properties officeooo:rsid="002d49a8" officeooo:paragraph-rsid="00824da1"/>
    </style:style>
    <style:style style:name="P95" style:family="paragraph" style:parent-style-name="Text_20_body" style:list-style-name="L12">
      <style:text-properties officeooo:rsid="002d49a8" officeooo:paragraph-rsid="008713e5"/>
    </style:style>
    <style:style style:name="P96" style:family="paragraph" style:parent-style-name="Text_20_body" style:list-style-name="L6">
      <style:text-properties officeooo:rsid="00304259" officeooo:paragraph-rsid="00304259"/>
    </style:style>
    <style:style style:name="P97" style:family="paragraph" style:parent-style-name="Text_20_body" style:list-style-name="L6">
      <style:text-properties officeooo:rsid="0031d097" officeooo:paragraph-rsid="0031d097"/>
    </style:style>
    <style:style style:name="P98" style:family="paragraph" style:parent-style-name="Text_20_body" style:list-style-name="L7">
      <style:text-properties officeooo:rsid="003b7e72" officeooo:paragraph-rsid="003b7e72"/>
    </style:style>
    <style:style style:name="P99" style:family="paragraph" style:parent-style-name="Text_20_body" style:list-style-name="L7">
      <style:text-properties officeooo:rsid="00396037" officeooo:paragraph-rsid="00396037"/>
    </style:style>
    <style:style style:name="P100" style:family="paragraph" style:parent-style-name="Text_20_body" style:list-style-name="L7">
      <style:text-properties officeooo:rsid="003f1542" officeooo:paragraph-rsid="003f1542"/>
    </style:style>
    <style:style style:name="P101" style:family="paragraph" style:parent-style-name="Text_20_body" style:list-style-name="L8">
      <style:text-properties officeooo:rsid="00451c7e" officeooo:paragraph-rsid="00451c7e"/>
    </style:style>
    <style:style style:name="P102" style:family="paragraph" style:parent-style-name="Text_20_body" style:list-style-name="L9">
      <style:text-properties officeooo:rsid="00451c7e" officeooo:paragraph-rsid="00451c7e"/>
    </style:style>
    <style:style style:name="P103" style:family="paragraph" style:parent-style-name="Text_20_body" style:list-style-name="L16">
      <style:text-properties officeooo:rsid="00451c7e" officeooo:paragraph-rsid="00bda03a"/>
    </style:style>
    <style:style style:name="P104" style:family="paragraph" style:parent-style-name="Text_20_body" style:list-style-name="L8">
      <style:text-properties officeooo:rsid="005927ca" officeooo:paragraph-rsid="005927ca"/>
    </style:style>
    <style:style style:name="P105" style:family="paragraph" style:parent-style-name="Text_20_body" style:list-style-name="L8">
      <style:text-properties officeooo:rsid="00587096" officeooo:paragraph-rsid="00587096"/>
    </style:style>
    <style:style style:name="P106" style:family="paragraph" style:parent-style-name="Text_20_body" style:list-style-name="L8">
      <style:text-properties officeooo:rsid="005c2653" officeooo:paragraph-rsid="005c2653"/>
    </style:style>
    <style:style style:name="P107" style:family="paragraph" style:parent-style-name="Text_20_body" style:list-style-name="L8">
      <style:text-properties officeooo:rsid="00601271" officeooo:paragraph-rsid="00601271"/>
    </style:style>
    <style:style style:name="P108" style:family="paragraph" style:parent-style-name="Text_20_body" style:list-style-name="L8">
      <style:text-properties officeooo:rsid="006396fb" officeooo:paragraph-rsid="006396fb"/>
    </style:style>
    <style:style style:name="P109" style:family="paragraph" style:parent-style-name="Text_20_body" style:list-style-name="L9">
      <style:text-properties officeooo:rsid="00460327" officeooo:paragraph-rsid="00460327"/>
    </style:style>
    <style:style style:name="P110" style:family="paragraph" style:parent-style-name="Text_20_body" style:list-style-name="L10">
      <style:text-properties officeooo:paragraph-rsid="006a05db"/>
    </style:style>
    <style:style style:name="P111" style:family="paragraph" style:parent-style-name="Text_20_body" style:list-style-name="L10">
      <style:text-properties officeooo:rsid="00650d89" officeooo:paragraph-rsid="00650d89"/>
    </style:style>
    <style:style style:name="P112" style:family="paragraph" style:parent-style-name="Text_20_body" style:list-style-name="L10">
      <style:text-properties officeooo:rsid="0066a888" officeooo:paragraph-rsid="0066a888"/>
    </style:style>
    <style:style style:name="P113" style:family="paragraph" style:parent-style-name="Text_20_body" style:list-style-name="L11">
      <style:text-properties fo:font-weight="bold" officeooo:rsid="007f94e3" officeooo:paragraph-rsid="007f94e3" style:font-weight-asian="bold" style:font-weight-complex="bold"/>
    </style:style>
    <style:style style:name="P114" style:family="paragraph" style:parent-style-name="Text_20_body" style:list-style-name="L11">
      <style:text-properties fo:font-weight="bold" officeooo:rsid="007f94e3" officeooo:paragraph-rsid="00a8ec10" style:font-weight-asian="bold" style:font-weight-complex="bold"/>
    </style:style>
    <style:style style:name="P115" style:family="paragraph" style:parent-style-name="Text_20_body" style:list-style-name="L11">
      <style:text-properties fo:font-style="italic" fo:font-weight="bold" officeooo:rsid="007f9b55" officeooo:paragraph-rsid="007f9b55" style:font-style-asian="italic" style:font-weight-asian="bold" style:font-style-complex="italic" style:font-weight-complex="bold"/>
    </style:style>
    <style:style style:name="P116" style:family="paragraph" style:parent-style-name="Text_20_body" style:list-style-name="L11">
      <style:text-properties fo:font-style="italic" fo:font-weight="bold" officeooo:rsid="007f9b55" officeooo:paragraph-rsid="00a8ec10" style:font-style-asian="italic" style:font-weight-asian="bold" style:font-style-complex="italic" style:font-weight-complex="bold"/>
    </style:style>
    <style:style style:name="P117" style:family="paragraph" style:parent-style-name="Text_20_body" style:list-style-name="L14">
      <style:text-properties fo:font-style="italic" fo:font-weight="normal" officeooo:rsid="00ab9f7d" officeooo:paragraph-rsid="00d80a6a" style:font-style-asian="italic" style:font-weight-asian="normal" style:font-style-complex="italic" style:font-weight-complex="normal"/>
    </style:style>
    <style:style style:name="P118" style:family="paragraph" style:parent-style-name="Text_20_body" style:list-style-name="L14">
      <style:text-properties fo:font-style="italic" fo:font-weight="normal" officeooo:rsid="00ad4cf8" officeooo:paragraph-rsid="00d80a6a" style:font-style-asian="italic" style:font-weight-asian="normal" style:font-style-complex="italic" style:font-weight-complex="normal"/>
    </style:style>
    <style:style style:name="P119" style:family="paragraph" style:parent-style-name="Text_20_body" style:list-style-name="L12">
      <style:text-properties officeooo:rsid="008713e5" officeooo:paragraph-rsid="008713e5"/>
    </style:style>
    <style:style style:name="P120" style:family="paragraph" style:parent-style-name="Text_20_body" style:list-style-name="L12">
      <style:text-properties officeooo:rsid="00824da1" officeooo:paragraph-rsid="00824da1"/>
    </style:style>
    <style:style style:name="P121" style:family="paragraph" style:parent-style-name="Text_20_body" style:list-style-name="L12">
      <style:text-properties officeooo:rsid="002eb089" officeooo:paragraph-rsid="00824da1"/>
    </style:style>
    <style:style style:name="P122" style:family="paragraph" style:parent-style-name="Text_20_body" style:list-style-name="L16">
      <style:text-properties officeooo:rsid="00be6fd6" officeooo:paragraph-rsid="00be6fd6"/>
    </style:style>
    <style:style style:name="P123" style:family="paragraph" style:parent-style-name="Text_20_body" style:list-style-name="L16">
      <style:text-properties officeooo:rsid="00c1e16f" officeooo:paragraph-rsid="00c1e16f"/>
    </style:style>
    <style:style style:name="P124" style:family="paragraph" style:parent-style-name="Text_20_body" style:list-style-name="L16">
      <style:text-properties officeooo:rsid="00fbc55a" officeooo:paragraph-rsid="00fbc55a"/>
    </style:style>
    <style:style style:name="P125" style:family="paragraph" style:parent-style-name="Text_20_body" style:list-style-name="L16">
      <style:text-properties officeooo:rsid="00bf4e96" officeooo:paragraph-rsid="00bf4e96"/>
    </style:style>
    <style:style style:name="P126" style:family="paragraph" style:parent-style-name="Heading_20_2">
      <style:text-properties officeooo:rsid="0024c2e0" officeooo:paragraph-rsid="0074d9ac"/>
    </style:style>
    <style:style style:name="P127" style:family="paragraph" style:parent-style-name="Heading_20_2">
      <style:text-properties officeooo:rsid="00646078" officeooo:paragraph-rsid="00646078"/>
    </style:style>
    <style:style style:name="P128" style:family="paragraph" style:parent-style-name="Heading_20_2">
      <style:text-properties officeooo:rsid="006cc516" officeooo:paragraph-rsid="006cc516"/>
    </style:style>
    <style:style style:name="P129" style:family="paragraph" style:parent-style-name="Heading_20_2">
      <style:text-properties officeooo:rsid="006cc516" officeooo:paragraph-rsid="00dc9a6e"/>
    </style:style>
    <style:style style:name="P130" style:family="paragraph" style:parent-style-name="Heading_20_2">
      <style:text-properties officeooo:rsid="006cc516" officeooo:paragraph-rsid="00f33fea"/>
    </style:style>
    <style:style style:name="P131" style:family="paragraph" style:parent-style-name="Heading_20_1">
      <style:text-properties officeooo:rsid="00235922" officeooo:paragraph-rsid="00235922"/>
    </style:style>
    <style:style style:name="P132" style:family="paragraph" style:parent-style-name="Heading_20_1">
      <style:paragraph-properties fo:text-align="center" style:justify-single-word="false"/>
      <style:text-properties officeooo:rsid="0079f41f" officeooo:paragraph-rsid="0079f41f"/>
    </style:style>
    <style:style style:name="P133" style:family="paragraph" style:parent-style-name="Heading_20_3">
      <style:text-properties officeooo:rsid="0025bcde" officeooo:paragraph-rsid="0025bcde"/>
    </style:style>
    <style:style style:name="P134" style:family="paragraph" style:parent-style-name="Heading_20_3">
      <style:text-properties officeooo:rsid="0025bcde" officeooo:paragraph-rsid="00460327"/>
    </style:style>
    <style:style style:name="P135" style:family="paragraph" style:parent-style-name="Heading_20_3">
      <style:text-properties officeooo:rsid="0025bcde" officeooo:paragraph-rsid="00284bc8"/>
    </style:style>
    <style:style style:name="P136" style:family="paragraph" style:parent-style-name="Heading_20_3">
      <style:text-properties officeooo:rsid="0025bcde" officeooo:paragraph-rsid="002aeba6"/>
    </style:style>
    <style:style style:name="P137" style:family="paragraph" style:parent-style-name="Heading_20_3">
      <style:text-properties officeooo:rsid="0025bcde" officeooo:paragraph-rsid="0034b30f"/>
    </style:style>
    <style:style style:name="P138" style:family="paragraph" style:parent-style-name="Heading_20_3">
      <style:text-properties officeooo:rsid="0025bcde" officeooo:paragraph-rsid="0041e91c"/>
    </style:style>
    <style:style style:name="P139" style:family="paragraph" style:parent-style-name="Heading_20_3">
      <style:text-properties officeooo:rsid="0025bcde" officeooo:paragraph-rsid="005cfef7"/>
    </style:style>
    <style:style style:name="P140" style:family="paragraph" style:parent-style-name="Heading_20_3">
      <style:text-properties officeooo:paragraph-rsid="00ae139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704d" style:font-style-asian="normal" style:font-style-complex="normal"/>
    </style:style>
    <style:style style:name="T3" style:family="text">
      <style:text-properties fo:font-style="normal" officeooo:rsid="000d4b23" style:font-style-asian="normal" style:font-style-complex="normal"/>
    </style:style>
    <style:style style:name="T4" style:family="text">
      <style:text-properties fo:font-style="normal" officeooo:rsid="000f3a04" style:font-style-asian="normal" style:font-style-complex="normal"/>
    </style:style>
    <style:style style:name="T5" style:family="text">
      <style:text-properties fo:font-style="normal" officeooo:rsid="0010401f" style:font-style-asian="normal" style:font-style-complex="normal"/>
    </style:style>
    <style:style style:name="T6" style:family="text">
      <style:text-properties fo:font-style="normal" officeooo:rsid="0013b0a8" style:font-style-asian="normal" style:font-style-complex="normal"/>
    </style:style>
    <style:style style:name="T7" style:family="text">
      <style:text-properties fo:font-style="normal" officeooo:rsid="001c4777" style:font-style-asian="normal" style:font-style-complex="normal"/>
    </style:style>
    <style:style style:name="T8" style:family="text">
      <style:text-properties fo:font-style="normal" officeooo:rsid="0020a191" style:font-style-asian="normal" style:font-style-complex="normal"/>
    </style:style>
    <style:style style:name="T9" style:family="text">
      <style:text-properties fo:font-style="normal" officeooo:rsid="0031d097" style:font-style-asian="normal" style:font-style-complex="normal"/>
    </style:style>
    <style:style style:name="T10" style:family="text">
      <style:text-properties fo:font-style="normal" officeooo:rsid="00ad4cf8" style:font-style-asian="normal" style:font-style-complex="normal"/>
    </style:style>
    <style:style style:name="T11" style:family="text">
      <style:text-properties fo:font-style="normal" officeooo:rsid="00af6617" style:font-style-asian="normal" style:font-style-complex="normal"/>
    </style:style>
    <style:style style:name="T12" style:family="text">
      <style:text-properties fo:font-style="normal" officeooo:rsid="00f4ff51" style:font-style-asian="normal" style:font-style-complex="normal"/>
    </style:style>
    <style:style style:name="T13" style:family="text">
      <style:text-properties fo:font-style="normal" officeooo:rsid="0102f3d3" style:font-style-asian="normal" style:font-style-complex="normal"/>
    </style:style>
    <style:style style:name="T14" style:family="text">
      <style:text-properties fo:font-style="normal" officeooo:rsid="01039ebd" style:font-style-asian="normal" style:font-style-complex="normal"/>
    </style:style>
    <style:style style:name="T15" style:family="text">
      <style:text-properties fo:font-style="normal" officeooo:rsid="0105b64b" style:font-style-asian="normal" style:font-style-complex="normal"/>
    </style:style>
    <style:style style:name="T16" style:family="text">
      <style:text-properties fo:font-style="normal" officeooo:rsid="0105ebb2" style:font-style-asian="normal" style:font-style-complex="normal"/>
    </style:style>
    <style:style style:name="T17" style:family="text">
      <style:text-properties fo:font-style="normal" officeooo:rsid="0107adb8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713e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731f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b1e21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b3c64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b8386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c0a83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c2a4d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4439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993ca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b3eb0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1431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af66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039eb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993cac" style:font-style-asian="normal" style:font-weight-asian="bold" style:font-style-complex="normal" style:font-weight-complex="bold"/>
    </style:style>
    <style:style style:name="T33" style:family="text">
      <style:text-properties officeooo:rsid="00284bc8"/>
    </style:style>
    <style:style style:name="T34" style:family="text">
      <style:text-properties officeooo:rsid="00291f51"/>
    </style:style>
    <style:style style:name="T35" style:family="text">
      <style:text-properties officeooo:rsid="002b7067"/>
    </style:style>
    <style:style style:name="T36" style:family="text">
      <style:text-properties officeooo:rsid="002c3fa4"/>
    </style:style>
    <style:style style:name="T37" style:family="text">
      <style:text-properties officeooo:rsid="002d49a8"/>
    </style:style>
    <style:style style:name="T38" style:family="text">
      <style:text-properties officeooo:rsid="002ea09e"/>
    </style:style>
    <style:style style:name="T39" style:family="text">
      <style:text-properties officeooo:rsid="002eb089"/>
    </style:style>
    <style:style style:name="T40" style:family="text">
      <style:text-properties officeooo:rsid="00337ebe"/>
    </style:style>
    <style:style style:name="T41" style:family="text">
      <style:text-properties officeooo:rsid="0034b30f"/>
    </style:style>
    <style:style style:name="T42" style:family="text">
      <style:text-properties officeooo:rsid="00396037"/>
    </style:style>
    <style:style style:name="T43" style:family="text">
      <style:text-properties officeooo:rsid="003b5fcf"/>
    </style:style>
    <style:style style:name="T44" style:family="text">
      <style:text-properties officeooo:rsid="003d2499"/>
    </style:style>
    <style:style style:name="T45" style:family="text">
      <style:text-properties officeooo:rsid="003eace7"/>
    </style:style>
    <style:style style:name="T46" style:family="text">
      <style:text-properties officeooo:rsid="0041e91c"/>
    </style:style>
    <style:style style:name="T47" style:family="text">
      <style:text-properties officeooo:rsid="00460327"/>
    </style:style>
    <style:style style:name="T48" style:family="text">
      <style:text-properties officeooo:rsid="0048df5e"/>
    </style:style>
    <style:style style:name="T49" style:family="text">
      <style:text-properties officeooo:rsid="004a62b7"/>
    </style:style>
    <style:style style:name="T50" style:family="text">
      <style:text-properties officeooo:rsid="004aebfb"/>
    </style:style>
    <style:style style:name="T51" style:family="text">
      <style:text-properties officeooo:rsid="005a9a5a"/>
    </style:style>
    <style:style style:name="T52" style:family="text">
      <style:text-properties officeooo:rsid="005b02c5"/>
    </style:style>
    <style:style style:name="T53" style:family="text">
      <style:text-properties officeooo:rsid="00601271"/>
    </style:style>
    <style:style style:name="T54" style:family="text">
      <style:text-properties officeooo:rsid="0067d609"/>
    </style:style>
    <style:style style:name="T55" style:family="text">
      <style:text-properties officeooo:rsid="006a05db"/>
    </style:style>
    <style:style style:name="T56" style:family="text">
      <style:text-properties fo:font-variant="normal" fo:text-transform="none" fo:color="#222222" style:font-name="Liberation Serif" fo:font-size="12pt" fo:letter-spacing="normal" fo:font-style="normal" fo:font-weight="normal" style:font-weight-asian="normal" style:font-weight-complex="normal"/>
    </style:style>
    <style:style style:name="T57" style:family="text">
      <style:text-properties fo:font-variant="normal" fo:text-transform="none" fo:color="#222222" style:font-name="Liberation Serif" fo:font-size="12pt" fo:letter-spacing="normal" fo:font-style="normal" fo:font-weight="normal" officeooo:rsid="006a05db" style:font-weight-asian="normal" style:font-weight-complex="normal"/>
    </style:style>
    <style:style style:name="T58" style:family="text">
      <style:text-properties fo:font-variant="normal" fo:text-transform="none" fo:color="#222222" style:font-name="Liberation Serif" fo:font-size="12pt" fo:letter-spacing="normal" fo:font-style="normal" fo:font-weight="normal" officeooo:rsid="006b16b7" style:font-weight-asian="normal" style:font-weight-complex="normal"/>
    </style:style>
    <style:style style:name="T59" style:family="text">
      <style:text-properties fo:font-variant="normal" fo:text-transform="none" fo:color="#222222" style:font-name="Liberation Serif" fo:font-size="12pt" fo:letter-spacing="normal" fo:font-style="normal" fo:font-weight="normal" officeooo:rsid="00aecff7" style:font-weight-asian="normal" style:font-weight-complex="normal"/>
    </style:style>
    <style:style style:name="T60" style:family="text">
      <style:text-properties officeooo:rsid="006ba10b"/>
    </style:style>
    <style:style style:name="T61" style:family="text">
      <style:text-properties officeooo:rsid="006ff9df"/>
    </style:style>
    <style:style style:name="T62" style:family="text">
      <style:text-properties officeooo:rsid="0071cb2c"/>
    </style:style>
    <style:style style:name="T63" style:family="text">
      <style:text-properties officeooo:rsid="0073bdf4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7f9b55" style:font-weight-asian="normal" style:font-weight-complex="normal"/>
    </style:style>
    <style:style style:name="T66" style:family="text">
      <style:text-properties fo:font-weight="normal" officeooo:rsid="00ab782f" style:font-weight-asian="normal" style:font-weight-complex="normal"/>
    </style:style>
    <style:style style:name="T67" style:family="text">
      <style:text-properties fo:font-weight="normal" officeooo:rsid="00adf8a2" style:font-weight-asian="normal" style:font-weight-complex="normal"/>
    </style:style>
    <style:style style:name="T68" style:family="text">
      <style:text-properties fo:font-weight="normal" officeooo:rsid="00aeac72" style:font-weight-asian="normal" style:font-weight-complex="normal"/>
    </style:style>
    <style:style style:name="T69" style:family="text">
      <style:text-properties fo:font-weight="normal" officeooo:rsid="00aecff7" style:font-weight-asian="normal" style:font-weight-complex="normal"/>
    </style:style>
    <style:style style:name="T70" style:family="text">
      <style:text-properties fo:font-weight="normal" officeooo:rsid="00b0b3b9" style:font-weight-asian="normal" style:font-weight-complex="normal"/>
    </style:style>
    <style:style style:name="T71" style:family="text">
      <style:text-properties fo:font-weight="normal" officeooo:rsid="00b5ae38" style:font-weight-asian="normal" style:font-weight-complex="normal"/>
    </style:style>
    <style:style style:name="T72" style:family="text">
      <style:text-properties fo:font-weight="normal" officeooo:rsid="00b63168" style:font-weight-asian="normal" style:font-weight-complex="normal"/>
    </style:style>
    <style:style style:name="T73" style:family="text">
      <style:text-properties fo:font-weight="normal" officeooo:rsid="00b71cca" style:font-weight-asian="normal" style:font-weight-complex="normal"/>
    </style:style>
    <style:style style:name="T74" style:family="text">
      <style:text-properties fo:font-weight="normal" officeooo:rsid="00b83860" style:font-weight-asian="normal" style:font-weight-complex="normal"/>
    </style:style>
    <style:style style:name="T75" style:family="text">
      <style:text-properties fo:font-weight="normal" officeooo:rsid="00bbee0c" style:font-weight-asian="normal" style:font-weight-complex="normal"/>
    </style:style>
    <style:style style:name="T76" style:family="text">
      <style:text-properties fo:font-weight="normal" officeooo:rsid="00ab9f7d" style:font-weight-asian="normal" style:font-weight-complex="normal"/>
    </style:style>
    <style:style style:name="T77" style:family="text">
      <style:text-properties fo:font-weight="normal" officeooo:rsid="00b13581" style:font-weight-asian="normal" style:font-weight-complex="normal"/>
    </style:style>
    <style:style style:name="T78" style:family="text">
      <style:text-properties fo:font-weight="normal" officeooo:rsid="00fa1046" style:font-weight-asian="normal" style:font-weight-complex="normal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style="italic" officeooo:rsid="01039ebd" style:font-style-asian="italic" style:font-style-complex="italic"/>
    </style:style>
    <style:style style:name="T81" style:family="text">
      <style:text-properties style:text-position="super 58%"/>
    </style:style>
    <style:style style:name="T8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style:text-position="super 58%" fo:font-style="normal" fo:font-weight="normal" officeooo:rsid="00c0a835" style:font-style-asian="normal" style:font-weight-asian="normal" style:font-style-complex="normal" style:font-weight-complex="normal"/>
    </style:style>
    <style:style style:name="T84" style:family="text">
      <style:text-properties style:text-position="super 58%" fo:font-weight="normal" style:font-weight-asian="normal" style:font-weight-complex="normal"/>
    </style:style>
    <style:style style:name="T85" style:family="text">
      <style:text-properties officeooo:rsid="0095d393"/>
    </style:style>
    <style:style style:name="T86" style:family="text">
      <style:text-properties officeooo:rsid="00964003"/>
    </style:style>
    <style:style style:name="T87" style:family="text">
      <style:text-properties officeooo:rsid="00972a82"/>
    </style:style>
    <style:style style:name="T88" style:family="text">
      <style:text-properties officeooo:rsid="0025bcde"/>
    </style:style>
    <style:style style:name="T89" style:family="text">
      <style:text-properties officeooo:rsid="00ae139c"/>
    </style:style>
    <style:style style:name="T90" style:family="text">
      <style:text-properties officeooo:rsid="00bda03a"/>
    </style:style>
    <style:style style:name="T91" style:family="text">
      <style:text-properties officeooo:rsid="00c895c7"/>
    </style:style>
    <style:style style:name="T92" style:family="text">
      <style:text-properties officeooo:rsid="00cd2401"/>
    </style:style>
    <style:style style:name="T93" style:family="text">
      <style:text-properties officeooo:rsid="00cf6b1f"/>
    </style:style>
    <style:style style:name="T94" style:family="text">
      <style:text-properties officeooo:rsid="00afd825"/>
    </style:style>
    <style:style style:name="T95" style:family="text">
      <style:text-properties officeooo:rsid="0031d097"/>
    </style:style>
    <style:style style:name="T96" style:family="text">
      <style:text-properties officeooo:rsid="00b359db"/>
    </style:style>
    <style:style style:name="T97" style:family="text">
      <style:text-properties officeooo:rsid="00b29281"/>
    </style:style>
    <style:style style:name="T98" style:family="text">
      <style:text-properties officeooo:rsid="00ec4709"/>
    </style:style>
    <style:style style:name="T99" style:family="text">
      <style:text-properties officeooo:rsid="00f16668"/>
    </style:style>
    <style:style style:name="T100" style:family="text">
      <style:text-properties officeooo:rsid="00f2cc84"/>
    </style:style>
    <style:style style:name="T101" style:family="text">
      <style:text-properties officeooo:rsid="010d5f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1" text:outline-level="1"><draw:frame draw:style-name="fr1" draw:name="Immagine1" text:anchor-type="paragraph" svg:x="4.099cm" svg:y="0.116cm" svg:width="8.913cm" svg:height="7.779cm" draw:z-index="0"><draw:image xlink:href="Pictures/100000000000042D000003A57891C19A077108A7.png" xlink:type="simple" xlink:show="embed" xlink:actuate="onLoad"/></draw:frame></text:h>
      <text:h text:style-name="P131" text:outline-level="1"/>
      <text:h text:style-name="P131" text:outline-level="1"/>
      <text:h text:style-name="P131" text:outline-level="1"/>
      <text:h text:style-name="P131" text:outline-level="1"/>
      <text:h text:style-name="P131" text:outline-level="1"/>
      <text:h text:style-name="P132" text:outline-level="1"/>
      <text:h text:style-name="P132" text:outline-level="1">Progetto Ingegneria del Software UNICT 2018/19</text:h>
      <text:p text:style-name="P48">Privitera Stefano<text:line-break/>Puglisi Manlio<text:line-break/>Spallina Alessandro</text:p>
      <text:h text:style-name="P131" text:outline-level="1"/>
      <text:h text:style-name="P131" text:outline-level="1"/>
      <text:p text:style-name="P66"/>
      <text:h text:style-name="P131" text:outline-level="1"/>
      <text:h text:style-name="P131" text:outline-level="1"/>
      <text:p text:style-name="P49"/>
      <text:p text:style-name="P49"/>
      <text:p text:style-name="P49"/>
      <text:p text:style-name="P49"/>
      <text:p text:style-name="P50"/>
      <text:h text:style-name="P131" text:outline-level="1"><text:soft-page-break/><text:span text:style-name="T98">1 - </text:span>FASE DI IDEAZIONE</text:h>
      <text:h text:style-name="Heading_20_2" text:outline-level="2"><text:span text:style-name="T98">1.1 - </text:span>Visione</text:h>
      <text:p text:style-name="P1">Copiga <text:span text:style-name="T1">è un servizio di ottimizzazione per le copisterie, questo offre alle </text:span><text:span text:style-name="T2">stesse </text:span><text:span text:style-name="T3">la possibilità </text:span><text:span text:style-name="T1">di registrarsi alla piattaforma ed essere raggiungibile da utenti che possono acquistare del credito presso una specifica copisteria e ordinare la stampa di un file piuttosto che l’acquisto di materiale di cartoleria. </text:span><text:span text:style-name="T4">In una fase successiva l’utente può essere avvisato quando il materiale da egli richiesto è pronto e andare in copisteria a ritirare il tutto. </text:span></text:p>
      <text:p text:style-name="P6">Il beneficio dell’utilizzo della piattaforma è condiviso tra le due parti che la utilizzano:</text:p>
      <text:list xml:id="list2097757452309771556" text:style-name="L1">
        <text:list-item>
          <text:p text:style-name="P68"><text:span text:style-name="T4">La copisteria è in grado di accettare ordini telematici e riesce così a ridurre code di persone presenti </text:span><text:span text:style-name="T5">in</text:span><text:span text:style-name="T4"> negozio al fine di ordinare una stampa.</text:span></text:p>
        </text:list-item>
        <text:list-item>
          <text:p text:style-name="P69"><text:span text:style-name="T5">I</text:span><text:span text:style-name="T1">l cliente della copisteria è in grado di ordinare stampe (e articoli di cartoleria) senza attese e la ricezione di un avviso per il ritiro.</text:span></text:p>
        </text:list-item>
      </text:list>
      <text:p text:style-name="P8">L’acquisto di credito è specifico per ogni copisteria; l’utente può:</text:p>
      <text:list xml:id="list9104409122402767601" text:style-name="L2">
        <text:list-item>
          <text:p text:style-name="P70">Andare in copisteria a ricaricare il proprio conto direttamente in contanti.</text:p>
        </text:list-item>
        <text:list-item>
          <text:p text:style-name="P70">Ricaricare il proprio conto online via PayPal o carta di credito/debito.</text:p>
        </text:list-item>
      </text:list>
      <text:p text:style-name="P4"><text:span text:style-name="T1">Copiga permette alle copisterie di aggiungere in ogni momento </text:span><text:span text:style-name="T6">elementi disponibili per essere stampati e articoli di cartoleria.</text:span></text:p>
      <text:p text:style-name="P5"><text:span text:style-name="T1">Inoltre, permette ai clienti della copisteria di inviare materiale stampabile, quali file testuali (word, pdf) o file immagini (jpg e png). </text:span><text:span text:style-name="T7">Il pagamento viene effettuato nel momento in cui viene confermato l’ordine </text:span><text:span text:style-name="T8">da parte della copisteria</text:span><text:span text:style-name="T12">.</text:span></text:p>
      <text:p text:style-name="P9"/>
      <text:p text:style-name="P67"><text:span text:style-name="T12">I </text:span><text:span text:style-name="T1">costi del servizio di Copiga non sono riversati sugli utenti, ma sulle copisterie.<text:line-break/>I</text:span><text:span text:style-name="T14">l</text:span><text:span text:style-name="T1"> credito consumato dagli utenti per l’utilizzo dei servizi della copisteria verrà conteggiato e </text:span><text:span text:style-name="T15">le fee d</text:span><text:span text:style-name="T16">el</text:span><text:span text:style-name="T15"> servizio </text:span><text:span text:style-name="T16">Copiga</text:span><text:span text:style-name="T1"> saranno </text:span><text:span text:style-name="T15">calcolate mediante</text:span><text:span text:style-name="T1"> diverse soglie di prezz</text:span><text:span text:style-name="T16">o</text:span><text:span text:style-name="T1">. Ad esempio, fino ad </text:span><text:span text:style-name="T13">un</text:span><text:span text:style-name="T1"> </text:span><text:span text:style-name="T13">guadagno </text:span><text:span text:style-name="T17">(</text:span><text:span text:style-name="T13">tramite </text:span><text:span text:style-name="T17">la piattaforma)</text:span><text:span text:style-name="T13"> di 100 euro mensili il servizio è sempre gratuito, superando questa soglia la copisteria a fine mese dovrà versare </text:span><text:span text:style-name="T14">una quota che varia in funzione dei volumi di credito utilizzati dagli utenti.<text:line-break/>Le copisterie </text:span><text:span text:style-name="T80">early bird </text:span><text:span text:style-name="T31">avranno un credito bonus presso la piattaforma.</text:span></text:p>
      <text:p text:style-name="P10"/>
      <text:p text:style-name="P7"/>
      <text:h text:style-name="P126" text:outline-level="2"><text:line-break/><text:line-break/><text:line-break/></text:h>
      <text:p text:style-name="P47"/>
      <text:p text:style-name="P47"/>
      <text:h text:style-name="P126" text:outline-level="2"><text:soft-page-break/><text:span text:style-name="T98">1.2 - </text:span>Casi d’uso <text:span text:style-name="T60">(formato breve)</text:span></text:h>
      <text:p text:style-name="P27">Si considerino i seguenti casi d’uso, di cui è di interesse solo lo scenario principale di successo.</text:p>
      <text:p text:style-name="P27"/>
      <text:h text:style-name="P133" text:outline-level="3">Caso d’uso UC1: Registrazione nuova copisteria</text:h>
      <text:p text:style-name="P31">Attore primario: proprietario della copisteria.</text:p>
      <text:list xml:id="list4954036345904921929" text:style-name="L3">
        <text:list-item>
          <text:p text:style-name="P83">Il proprietario <text:span text:style-name="T33">completa il form di registrazione.</text:span></text:p>
        </text:list-item>
        <text:list-item>
          <text:p text:style-name="P85">Il sistema registra l’avvenuta compilazione del form.</text:p>
        </text:list-item>
        <text:list-item>
          <text:p text:style-name="P85">Il sistema invia l’e-mail di conferma.</text:p>
        </text:list-item>
        <text:list-item>
          <text:p text:style-name="P85">Il proprietario conferma la registrazione tramite link ricevuto via e-mail.</text:p>
        </text:list-item>
      </text:list>
      <text:p text:style-name="P27"/>
      <text:h text:style-name="P134" text:outline-level="3">Caso d’uso UC<text:span text:style-name="T48">2</text:span>: Compilazione tariffario copisteria</text:h>
      <text:p text:style-name="P41">Attore primario: proprietario della copisteria.</text:p>
      <text:list xml:id="list3750296469516546546" text:style-name="L4">
        <text:list-item>
          <text:p text:style-name="P87">Il proprietario compila il tariffario <text:span text:style-name="T50">specificando quali formati cartacei sono disponibili per la stampa e quali estensioni di file sono consentite. </text:span></text:p>
        </text:list-item>
        <text:list-item>
          <text:p text:style-name="P88">Per ogni tipo di file vengono inserite le varianti di stampa e i relativi prezzi:<text:line-break/>* Stampa a colori/in bianco e nero;<text:line-break/>* Formato stampa;<text:line-break/>* Tipo di rilegatura;<text:line-break/>* Frontespizio;</text:p>
        </text:list-item>
        <text:list-item>
          <text:p text:style-name="P89">Il sistema registra le informazioni.</text:p>
        </text:list-item>
      </text:list>
      <text:p text:style-name="P42"/>
      <text:h text:style-name="P135" text:outline-level="3">Caso d’uso UC<text:span text:style-name="T49">3</text:span>: <text:span text:style-name="T34">Registrazione cliente</text:span></text:h>
      <text:p text:style-name="P32">Attore primario: <text:span text:style-name="T34">cliente della</text:span> copisteria.</text:p>
      <text:list xml:id="list1267236447950606674" text:style-name="L5">
        <text:list-item>
          <text:p text:style-name="P84">Il <text:span text:style-name="T34">cliente</text:span> <text:span text:style-name="T33">completa il form di registrazione.</text:span></text:p>
        </text:list-item>
        <text:list-item>
          <text:p text:style-name="P86">Il sistema registra l’avvenuta compilazione del form.</text:p>
        </text:list-item>
        <text:list-item>
          <text:p text:style-name="P86">Il sistema invia l’e-mail di conferma.</text:p>
        </text:list-item>
        <text:list-item>
          <text:p text:style-name="P90">Il cliente conferma la registrazione tramite link ricevuto via e-mail</text:p>
        </text:list-item>
      </text:list>
      <text:p text:style-name="P29"/>
      <text:p text:style-name="P29"/>
      <text:p text:style-name="P29"/>
      <text:h text:style-name="P136" text:outline-level="3"><text:soft-page-break/>Caso d’uso UC<text:span text:style-name="T49">4 [dettagliato sotto]</text:span>: Acquisto credito copisteria <text:span text:style-name="T41">in contanti</text:span></text:h>
      <text:p text:style-name="P33"><text:span text:style-name="T35">La</text:span> regis<text:span text:style-name="T35">trazione comporta la possibilità di acquistare credito presso una specifica copisteria ed ottenerne i servizi.</text:span></text:p>
      <text:p text:style-name="P33">Attore primario: <text:span text:style-name="T35">addetto della copisteria.</text:span></text:p>
      <text:p text:style-name="P34">Attore finale: cliente della copisteria.</text:p>
      <text:list xml:id="list8398828858201635056" text:style-name="L6">
        <text:list-item>
          <text:p text:style-name="P91">Il cliente si reca <text:span text:style-name="T36">presso la</text:span> specifica copisteria.</text:p>
        </text:list-item>
        <text:list-item>
          <text:p text:style-name="P91">Il cliente manifesta la volontà di volere acquistare credito presso la piattaforma.</text:p>
        </text:list-item>
        <text:list-item>
          <text:p text:style-name="P93">L’addetto chiede l’identificativo univoco del sistema e la quantità di denaro che desidera venga convertita in credito.</text:p>
        </text:list-item>
        <text:list-item>
          <text:p text:style-name="P91">Il cliente <text:span text:style-name="T38">comunica l’identificativo e </text:span>paga la somma <text:span text:style-name="T37">desiderata.</text:span></text:p>
        </text:list-item>
        <text:list-item>
          <text:p text:style-name="P93">L’addetto della copisteria seleziona il cliente sulla piattaforma tramite l’identificativo fornito <text:span text:style-name="T39">e associa un credito pari alla somma pattuita.</text:span></text:p>
        </text:list-item>
        <text:list-item>
          <text:p text:style-name="P96">Il cliente riceve una mail di avvenuta ricarica credito.</text:p>
        </text:list-item>
        <text:list-item>
          <text:p text:style-name="P97">Il cliente va via con l<text:span text:style-name="T40">a fattura</text:span>.</text:p>
        </text:list-item>
      </text:list>
      <text:p text:style-name="P36"/>
      <text:h text:style-name="P137" text:outline-level="3">Caso d’uso UC<text:span text:style-name="T49">5</text:span>: Acquisto credito copisteria <text:span text:style-name="T42">online</text:span></text:h>
      <text:p text:style-name="P35">Attore primario: cliente della copisteria.</text:p>
      <text:p text:style-name="P35">Attore di supporto: <text:span text:style-name="T42">engine di pagamento online</text:span>.</text:p>
      <text:list xml:id="list4609736851562685187" text:style-name="L7">
        <text:list-item>
          <text:p text:style-name="P98">Il cliente seleziona la copisteria presso <text:span text:style-name="T44">la quale</text:span> vuole ricaricare il proprio credito.</text:p>
        </text:list-item>
        <text:list-item>
          <text:p text:style-name="P99">Il cliente visita la sezione del portale relativa al proprio credito <text:span text:style-name="T45">di una specifica copisteria.</text:span></text:p>
        </text:list-item>
        <text:list-item>
          <text:p text:style-name="P99">Il cliente seleziona <text:span text:style-name="T43">il metodo di pagamento che preferisce.</text:span></text:p>
        </text:list-item>
        <text:list-item>
          <text:p text:style-name="P98">Il cliente inserisce l’ammontare di denaro che desidera venga convertito in credito.</text:p>
        </text:list-item>
        <text:list-item>
          <text:p text:style-name="P100">L’Engine processa il pagamento.</text:p>
        </text:list-item>
        <text:list-item>
          <text:p text:style-name="P100">Il sistema registra l’avvenuta azione con successo e notifica al cliente l’avvenuta ricarica.</text:p>
        </text:list-item>
      </text:list>
      <text:p text:style-name="P37"/>
      <text:h text:style-name="P138" text:outline-level="3"/>
      <text:h text:style-name="P138" text:outline-level="3"/>
      <text:h text:style-name="P138" text:outline-level="3"/>
      <text:p text:style-name="P30"/>
      <text:p text:style-name="P30"/>
      <text:h text:style-name="P138" text:outline-level="3"><text:soft-page-break/>Caso d’uso UC<text:span text:style-name="T49">6 [dettagliato sotto]</text:span>: <text:span text:style-name="T46">Invio file di stampa alla copisteria</text:span></text:h>
      <text:p text:style-name="P38">Attore primario: cliente della copisteria.</text:p>
      <text:p text:style-name="P39">Attore di supporto: addetto della copisteria</text:p>
      <text:list xml:id="list9133929596643974687" text:style-name="L8">
        <text:list-item>
          <text:p text:style-name="P101">Il cliente seleziona una copisteria presso la quale ha un credito attivo.</text:p>
        </text:list-item>
        <text:list-item>
          <text:p text:style-name="P101">Il cliente carica sulla piattaforma un file di tipo stampabile.</text:p>
        </text:list-item>
        <text:list-item>
          <text:p text:style-name="P104">Il cliente s<text:span text:style-name="T51">eleziona le specifiche di stampa.</text:span></text:p>
        </text:list-item>
        <text:list-item>
          <text:p text:style-name="P105">Il sistema calcola il <text:span text:style-name="T52">costo</text:span> dell’operazione.</text:p>
        </text:list-item>
        <text:list-item>
          <text:p text:style-name="P106">Il cliente conferma l’ordine.</text:p>
        </text:list-item>
        <text:list-item>
          <text:p text:style-name="P107">Il sistema detrae il credito dal cliente.</text:p>
        </text:list-item>
        <text:list-item>
          <text:p text:style-name="P108">Fino a quando il task di stampa inviato dall’utente non viene approvato, l’utente ha la possibilità di modificare l’ordine o annullarlo.</text:p>
        </text:list-item>
      </text:list>
      <text:p text:style-name="P43"/>
      <text:h text:style-name="P139" text:outline-level="3">Caso d’uso UC7 <text:span text:style-name="T61">[dettagliato sotto]</text:span>: Accettazione task e invio richiesta di ritiro</text:h>
      <text:p text:style-name="P44">Attore primario: addetto della copisteria.</text:p>
      <text:p text:style-name="P44">Attore finale: cliente della copisteria.</text:p>
      <text:list xml:id="list2113938127516500926" text:style-name="L9">
        <text:list-item>
          <text:p text:style-name="P102">L’addetto della copisteria accetta il task e invia alla coda di stampa il file.</text:p>
        </text:list-item>
        <text:list-item>
          <text:p text:style-name="P102"><text:span text:style-name="T47">L’addetto invia una notifica tramite la piattaforma al cliente q</text:span>uando il file è stato stampato ed è pronto per il ritiro.</text:p>
        </text:list-item>
        <text:list-item>
          <text:p text:style-name="P109">Il cliente <text:span text:style-name="T53">si reca in copisteria, ritira il materiale e va via.</text:span>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27" text:outline-level="2"><text:soft-page-break/><text:span text:style-name="T99">1.3 - </text:span>Glossario</text:h>
      <text:list xml:id="list4055332191473161828" text:style-name="L10">
        <text:list-item>
          <text:p text:style-name="P111">Proprietario/addetto della copisteria (sinonimi): svolgono lo stesso ruolo in quanto rappresentano il lato copisteria.</text:p>
        </text:list-item>
        <text:list-item>
          <text:p text:style-name="P112">Cliente/utente <text:span text:style-name="T54">(sinonimi): utilizzatori della piattaforma lato consumer, coloro che richiedono i servizi alla copisteria.</text:span></text:p>
        </text:list-item>
        <text:list-item>
          <text:p text:style-name="P110"><text:span text:style-name="T55">Engine di pagamento: sistema informatico capace di processare una transazione monetaria da parte di imprese quali Visa e PayPal. </text:span><text:span text:style-name="T56">È </text:span><text:span text:style-name="T57">possibile interfacciarsi con questo tramite le opportune API.</text:span></text:p>
        </text:list-item>
        <text:list-item>
          <text:p text:style-name="P110"><text:span text:style-name="T59">Job/</text:span><text:span text:style-name="T57">Task/Task di Stampa (sinonimi): </text:span><text:span text:style-name="T58">indica la richiesta di stampa inviata dal cliente alla copisteria.</text:span></text:p>
        </text:list-item>
      </text:list>
      <text:p text:style-name="P45"/>
      <text:h text:style-name="P128" text:outline-level="2"/>
      <text:p text:style-name="P61"/>
      <text:p text:style-name="P61"/>
      <text:p text:style-name="P61"/>
      <text:p text:style-name="P61"/>
      <text:p text:style-name="P61"/>
      <text:h text:style-name="P129" text:outline-level="2"><text:line-break/><text:line-break/><text:line-break/><text:line-break/><text:line-break/><text:line-break/><text:line-break/><text:line-break/><text:line-break/><text:line-break/><text:line-break/></text:h>
      <text:p text:style-name="P65"/>
      <text:p text:style-name="P62"/>
      <text:p text:style-name="P62"/>
      <text:h text:style-name="P130" text:outline-level="2"><text:soft-page-break/><text:span text:style-name="T100">1.4 - </text:span><text:bookmark-start text:name="__RefHeading___Toc1503_1839386457"/>Casi d’uso: formato esteso<text:bookmark-end text:name="__RefHeading___Toc1503_1839386457"/></text:h>
      <text:p text:style-name="P46"><text:span text:style-name="T63">I</text:span> casi d’uso <text:span text:style-name="T63">di seguito</text:span> selezionati <text:span text:style-name="T63">per essere descritti in maniera dettagliata</text:span> <text:span text:style-name="T63">rappresentano</text:span> le attività chiave del servizio offerto da Copiga.</text:p>
      <text:p text:style-name="P28"/>
      <text:h text:style-name="Heading_20_3" text:outline-level="3"><text:bookmark-start text:name="__RefHeading___Toc1505_1839386457"/>Caso d’uso <text:span text:style-name="T62">dettagliato </text:span>UC<text:span text:style-name="T49">4</text:span>: Acquisto credito copisteria <text:span text:style-name="T41">in contanti</text:span><text:bookmark-end text:name="__RefHeading___Toc1505_1839386457"/></text:h>
      <text:p text:style-name="P51">Portata: <text:span text:style-name="T64">applicazione copiga lato copisteria;</text:span></text:p>
      <text:p text:style-name="P51">Livello: <text:span text:style-name="T67">obiettivo utente</text:span></text:p>
      <text:p text:style-name="P51">Attore Primario:<text:span text:style-name="T64"> addetto della copisteria</text:span></text:p>
      <text:p text:style-name="P51">Attore Finale: <text:span text:style-name="T64">cliente della copisteria</text:span></text:p>
      <text:p text:style-name="P51">Attore di Supporto:<text:span text:style-name="T64"> sistema di cassa</text:span></text:p>
      <text:p text:style-name="P51">Parti interessate e Interessi:<text:span text:style-name="T64"> </text:span></text:p>
      <text:list xml:id="list5763911660989433835" text:style-name="L11">
        <text:list-item>
          <text:p text:style-name="P113"><text:span text:style-name="T79">Addetto della copisteria</text:span><text:span text:style-name="T64">: </text:span><text:span text:style-name="T65">V</text:span><text:span text:style-name="T64">uole </text:span><text:span text:style-name="T65">che venga acquistato credito al fine di ottenere anticipatamente i soldi che vengono versati preventivamente dai clienti. Vuole avere un sistema che gli consenta di incassare e caricare credito nell’account dell’utente in maniera semplice e veloce. Vuole un sistema che garantisca continuità di servizio, seppur in maniera limitata, anche in caso di assenza (momentanea) o malfunzionamento di rete internet.</text:span></text:p>
        </text:list-item>
        <text:list-item>
          <text:p text:style-name="P115"><text:span text:style-name="T64">Cliente </text:span><text:span text:style-name="T73">della copisteria</text:span><text:span text:style-name="T18">: Vuole caricare il proprio credito sulla piattaforma in maniera veloce e sicura. Vuole avere prova dell’avvenuta ricarica. Vuole ricevere fattura.</text:span></text:p>
        </text:list-item>
      </text:list>
      <text:p text:style-name="P11">Pre-condizioni:<text:span text:style-name="T64"> La copisteria è registrata presso Copiga ed ha effettuato le fasi di inizializzazione dell’attività commerciale presso la piattaforma. L’utente è registrato presso Copiga.</text:span></text:p>
      <text:p text:style-name="P11">Garanzia di successo: <text:span text:style-name="T64">La copisteria incassa e fattura sul momento. L’utente vede accreditata la somma versata.</text:span></text:p>
      <text:p text:style-name="P13">Scenario principale di Successo:<text:span text:style-name="T64"> </text:span></text:p>
      <text:list xml:id="list1571526831640739674" text:style-name="L12">
        <text:list-item>
          <text:p text:style-name="P92">Il cliente si reca <text:span text:style-name="T36">presso la</text:span> specifica copisteria.</text:p>
        </text:list-item>
        <text:list-item>
          <text:p text:style-name="P92">Il cliente manifesta la volontà di volere acquistare credito presso la piattaforma.</text:p>
        </text:list-item>
        <text:list-item>
          <text:p text:style-name="P94">L’addetto chiede l’identificativo univoco del sistema e la quantità di denaro che desidera venga convertita in credito.</text:p>
        </text:list-item>
        <text:list-item>
          <text:p text:style-name="P92">Il cliente <text:span text:style-name="T38">comunica l’identificativo e </text:span>paga la somma <text:span text:style-name="T37">desiderata.</text:span></text:p>
        </text:list-item>
        <text:list-item>
          <text:p text:style-name="P95">L’addetto seleziona il cliente sulla piattaforma tramite l’identificativo fornito.</text:p>
        </text:list-item>
        <text:list-item>
          <text:p text:style-name="P119">L’addetto associa sul sistema un credito pari alla somma pattuita.</text:p>
        </text:list-item>
        <text:list-item>
          <text:p text:style-name="P120">L’addetto incassa la somma ed emette la fattura.</text:p>
        </text:list-item>
        <text:list-item>
          <text:p text:style-name="P120">Il cliente ritira la fattura.</text:p>
        </text:list-item>
        <text:list-item>
          <text:p text:style-name="P121">Il cliente riceve una mail di avvenuta ricarica credito.</text:p>
        </text:list-item>
      </text:list>
      <text:p text:style-name="P23"/>
      <text:p text:style-name="P53"><text:soft-page-break/><text:span text:style-name="T9">F</text:span><text:span text:style-name="T1">lussi alternativi:</text:span></text:p>
      <text:p text:style-name="P59"><text:span text:style-name="T18">5</text:span><text:span text:style-name="T82">a</text:span><text:span text:style-name="T18">) L’utente selezionato non è presente sul sistema.<text:line-break/><text:tab/></text:span><text:span text:style-name="T19">1a- L’addetto richiede all’utente di registrarsi alla piattaforma col proprio dispositivo<text:line-break/><text:tab/>1b- L’addetto concede al cliente l’utilizzo di un dispositivo della copisteria per effettuare la <text:tab/><text:tab/>registrazione<text:line-break/><text:tab/></text:span><text:span text:style-name="T20">2- </text:span><text:span text:style-name="T19">Proseguire dal punto 6 dello scenario di successo.</text:span></text:p>
      <text:p text:style-name="P60"><text:span text:style-name="T18">6</text:span><text:span text:style-name="T82">a</text:span><text:span text:style-name="T18">) Il servizio internet della copisteria è assente.<text:line-break/><text:tab/>1- </text:span><text:span text:style-name="T20">Il sistema mostra su schermo un avviso che notifica la mancanza di connessione<text:line-break/><text:tab/>2- L’addetto continua con la registrazione del credito in modalità offline.<text:line-break/><text:tab/>3- L’addetto comunica al cliente che a causa del disservizio l’email di confermata ricarica<text:line-break/><text:tab/><text:tab/>gli verrà recapitata non appena il servizio internet verrà ristabilito.<text:line-break/><text:tab/>4- Proseguire dal punto 7 dello scenario di successo.</text:span></text:p>
      <text:p text:style-name="P15">Requisiti speciali:</text:p>
      <text:list xml:id="list941728296544069289" text:style-name="L13">
        <text:list-item>
          <text:p text:style-name="P71">Dall’interfaccia lato copisteria, la sezione di ricarica credito deve essere raggiungibile in massimo due click. <text:span text:style-name="T85">La ricerca dell’identificativo utente deve essere coadiuvata da un meccanismo di autocompletamento del campo di ricerca.</text:span></text:p>
        </text:list-item>
        <text:list-item>
          <text:p text:style-name="P73">Il più delle volte la convalida dell’<text:span text:style-name="T86">accredito</text:span> e la ricevuta via email devono avvenire entro 5 minuti. <text:span text:style-name="T87">In caso di servizio internet non disponibile, le informazioni vengono memorizzate in locale e inviate al server centrale non appena il servizio internet viene ristabilito, attraverso un sistema che si aggiorna automaticamente.</text:span></text:p>
        </text:list-item>
      </text:list>
      <text:p text:style-name="P18">Frequenza di ripetizione:<text:span text:style-name="T64"> Potenzialmente ininterrotta.</text:span></text:p>
      <text:p text:style-name="P18">Problemi aperti:<text:span text:style-name="T64"> Esaminare in maniera dettagliata le questioni burocratico-fiscali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7"/>
      <text:p text:style-name="P58"/>
      <text:p text:style-name="P58"/>
      <text:p text:style-name="P58"/>
      <text:h text:style-name="Heading_20_3" text:outline-level="3"><text:soft-page-break/>Caso d’uso <text:span text:style-name="T101">dettagliato </text:span>UC<text:span text:style-name="T49">6</text:span>: <text:span text:style-name="T46">Invio file di stampa alla copisteria</text:span></text:h>
      <text:p text:style-name="P55">Portata:<text:span text:style-name="T64"> </text:span><text:span text:style-name="T76">applicazione Copiga lato cliente</text:span></text:p>
      <text:p text:style-name="P56">Livello:<text:span text:style-name="T64"> obiettivo utente</text:span></text:p>
      <text:p text:style-name="P56">Attore Primario: <text:span text:style-name="T64">cliente della copisteria</text:span></text:p>
      <text:p text:style-name="P56">Attore di Supporto:<text:span text:style-name="T64"> addetto della copisteria</text:span></text:p>
      <text:p text:style-name="P56">Parti Interessate e Interessi:</text:p>
      <text:list xml:id="list4136520936173394847" text:style-name="L14">
        <text:list-item>
          <text:p text:style-name="P117">Cliente della copisteria<text:span text:style-name="T1">: Vuole evitare l</text:span><text:span text:style-name="T10">e</text:span><text:span text:style-name="T1"> cod</text:span><text:span text:style-name="T10">e della copisteria per risparmiare tempo inviando da remoto un job di stampa.</text:span></text:p>
        </text:list-item>
        <text:list-item>
          <text:p text:style-name="P118">Addetto della copisteria<text:span text:style-name="T1">: Vuole ottimizzare i tempi per poter mandare in stampa quanti più documenti possibile. Vuole aumentare la propria richiesta. Vuole essere sicuro di non scaricare malware mascherati da documenti stampa.</text:span></text:p>
        </text:list-item>
      </text:list>
      <text:p text:style-name="P2"><text:span text:style-name="T1">Pre-condizioni:</text:span><text:span text:style-name="T18"> </text:span><text:span text:style-name="T29">La copisteria è registrata presso Copiga ed ha effettuato le fasi di inizializzazione dell’attività commerciale presso la piattaforma. L’utente è registrato presso Copiga. </text:span><text:span text:style-name="T18">L’utente deve essere in possesso di credito presso la copisteria scelta.</text:span></text:p>
      <text:p text:style-name="P2"><text:span text:style-name="T1">Garanzia di successo:</text:span><text:span text:style-name="T18"> </text:span><text:span text:style-name="T30">Il cliente vede consegnati immediatamente i propri documenti da stampare alla copisteria. Il cliente può andare a ritirare le stampe senza portare con sé il denaro. Tempi di attesa ridotti.</text:span></text:p>
      <text:p text:style-name="P3"><text:span text:style-name="T11">S</text:span><text:span text:style-name="T1">cenario principale di Successo:</text:span></text:p>
      <text:list xml:id="list7373583204647456934" text:style-name="L15">
        <text:list-item>
          <text:p text:style-name="P74">Il cliente seleziona una copisteria presso la quale ha un credito attivo.</text:p>
        </text:list-item>
        <text:list-item>
          <text:p text:style-name="P74">Il cliente carica sulla piattaforma un file di tipo stampabile.</text:p>
        </text:list-item>
        <text:list-item>
          <text:p text:style-name="P75"><text:span text:style-name="T94">I</text:span>l sistema scansiona i file caricat<text:span text:style-name="T94">i</text:span> <text:span text:style-name="T94">per scovare eventuali malware </text:span>e ne con<text:span text:style-name="T94">trolla</text:span> la genuinità.</text:p>
        </text:list-item>
        <text:list-item>
          <text:p text:style-name="P76">Il cliente s<text:span text:style-name="T51">eleziona le specifiche di stampa.</text:span></text:p>
        </text:list-item>
        <text:list-item>
          <text:p text:style-name="P77">Il sistema calcola il <text:span text:style-name="T52">costo</text:span> dell’operazione.</text:p>
        </text:list-item>
        <text:list-item>
          <text:p text:style-name="P78">Il cliente conferma l’ordine.</text:p>
        </text:list-item>
        <text:list-item>
          <text:p text:style-name="P79">Il sistema detrae il credito dal cliente.</text:p>
        </text:list-item>
        <text:list-item>
          <text:p text:style-name="P80">Fino a quando il task di stampa inviato dall’utente non viene approvato, l’utente ha la possibilità di modificare l’ordine o annullarlo.</text:p>
        </text:list-item>
      </text:list>
      <text:p text:style-name="P21"><text:span text:style-name="T95">F</text:span>lussi alternativi:</text:p>
      <text:p text:style-name="P26">1<text:span text:style-name="T81">a</text:span>) Il cliente ha selezionato una copisteria presso <text:span text:style-name="T96">la quale</text:span> non possiede credito attivo.<text:line-break/><text:tab/>1- Il cliente viene rimandato ad una schermata che lo invita a ricaricare il suo credito<text:line-break/><text:tab/><text:tab/><text:span text:style-name="T97">online.<text:line-break/><text:tab/>2a- Il cliente viene rimandato alla pagina della copisteria precedentemente selezionata.<text:line-break/><text:tab/>2b- Il cliente sceglie di non ricaricare il suo credito.<text:line-break/><text:tab/>3a- Proseguire dal punto 2 dello scenario di successo.<text:line-break/><text:tab/>3b- Proseguire dal punto 1 dello scenario di successo.</text:span> </text:p>
      <text:p text:style-name="P26"/>
      <text:p text:style-name="P21"><text:soft-page-break/><text:span text:style-name="T64">2</text:span><text:span text:style-name="T84">a</text:span><text:span text:style-name="T64">) La copisteria selezionata è momentaneamente fuori servizio.<text:line-break/><text:tab/>1- </text:span><text:span text:style-name="T77">A</text:span><text:span text:style-name="T64">l cliente viene notificato che il servizio della copisteria è momentaneamente interrotto.<text:line-break/><text:tab/>2a- Il cliente sceglie comunque di caricare i documenti che vuole siano stampati.<text:line-break/><text:tab/>2b- </text:span><text:span text:style-name="T77">Il cliente cambia copisteria.<text:line-break/><text:tab/>3a- Proseguire dal punto 3 dello scenario di successo.<text:line-break/><text:tab/>3b- Proseguire dal punto 1 dello scenario di successo.</text:span></text:p>
      <text:p text:style-name="P22"><text:span text:style-name="T64">3</text:span><text:span text:style-name="T84">a</text:span><text:span text:style-name="T64">) Il sistema scopre impurità nel documento caricato.<text:line-break/><text:tab/>1- Al cliente viene notificato che il documento caricato non risulta essere valido.<text:line-break/><text:tab/>2- Proseguire dal punto 2 dello scenario di successo.</text:span></text:p>
      <text:p text:style-name="P17">Requisiti speciali:</text:p>
      <text:list xml:id="list125736512446864" text:continue-list="list941728296544069289" text:style-name="L13">
        <text:list-item>
          <text:p text:style-name="P81">Il file deve poter essere caricato sia tramite apposita procedura di selezione file su file system, sia tramite sistema drag and drop.</text:p>
        </text:list-item>
      </text:list>
      <text:p text:style-name="P20">Frequenza di ripetizione:<text:span text:style-name="T64"> Potenzialmente ininterrotta.</text:span></text:p>
      <text:p text:style-name="P20"><text:span text:style-name="T32">Problemi aperti:</text:span><text:span text:style-name="T27"> </text:span><text:span text:style-name="T28">Trovare un sistema di antivirus. Trovare un metodo per consentire al cliente di annullare l’ordine o modificarlo prima che questo venga accettato dalla copisteria.</text:span></text:p>
      <text:h text:style-name="P140" text:outline-level="3"/>
      <text:p text:style-name="P64"/>
      <text:p text:style-name="P64"/>
      <text:h text:style-name="P140" text:outline-level="3"/>
      <text:h text:style-name="P140" text:outline-level="3"/>
      <text:h text:style-name="P140" text:outline-level="3"/>
      <text:h text:style-name="P140" text:outline-level="3"/>
      <text:h text:style-name="P140" text:outline-level="3"/>
      <text:h text:style-name="P140" text:outline-level="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140" text:outline-level="3"><text:bookmark-start text:name="__RefHeading___Toc1509_1839386457"/><text:soft-page-break/>Caso d’uso <text:span text:style-name="T62">dettagliato </text:span>UC<text:span text:style-name="T89">7</text:span>: <text:span text:style-name="T88">Accettazione task e invio richiesta di ritiro</text:span><text:bookmark-end text:name="__RefHeading___Toc1509_1839386457"/></text:h>
      <text:p text:style-name="P52">Portata: <text:span text:style-name="T64">applicazione </text:span><text:span text:style-name="T78">C</text:span><text:span text:style-name="T64">opiga lato copisteria;</text:span></text:p>
      <text:p text:style-name="P52">Livello: <text:span text:style-name="T66">obiettivo utente</text:span></text:p>
      <text:p text:style-name="P52">Attore Primario:<text:span text:style-name="T64"> addetto della copisteria</text:span></text:p>
      <text:p text:style-name="P52">Attore Finale: <text:span text:style-name="T64">cliente della copisteria</text:span></text:p>
      <text:p text:style-name="P52">Attore di Supporto:<text:span text:style-name="T64"> </text:span><text:span text:style-name="T68">sistema di stampa</text:span></text:p>
      <text:p text:style-name="P52">Parti interessate e Interessi:<text:span text:style-name="T64"> </text:span></text:p>
      <text:list xml:id="list125736194861284" text:continue-list="list5763911660989433835" text:style-name="L11">
        <text:list-item>
          <text:p text:style-name="P114"><text:span text:style-name="T79">Addetto della copisteria</text:span><text:span text:style-name="T64">: </text:span><text:span text:style-name="T69">Vuole un sistema </text:span><text:span text:style-name="T70">che gli notifichi l’avvenuta ricezione di una nuova richiesta di job di stampa. Vuole ricevere in maniera sicura il materiale da stampare e vuole poterlo visionare per verificare che la richiesta sia consona. Vuole poter accettare il task e tenere traccia facilmente dei task completati e da completare, del materiale già ritirato e in ritiro. </text:span><text:span text:style-name="T75">Vuole un sistema in grado di tenere traccia del consumo del credito utente derivante dall’utilizzo dei servizi della copisteria.</text:span><text:span text:style-name="T65"> Vuole un sistema che garantisca continuità di servizio, seppur in maniera limitata, anche in caso di assenza (momentanea) o malfunzionamento di rete internet.</text:span></text:p>
        </text:list-item>
        <text:list-item>
          <text:p text:style-name="P116"><text:span text:style-name="T64">Cliente </text:span><text:span text:style-name="T72">della copisteria</text:span><text:span text:style-name="T18">: </text:span><text:span text:style-name="T21">Vuole essere avvisato </text:span><text:span text:style-name="T22">alla conferma del task inviato. Vuole essere avvisato </text:span><text:span text:style-name="T23">non appena</text:span><text:span text:style-name="T22"> il materiale richiesto è pronto per essere ritirato.</text:span></text:p>
        </text:list-item>
      </text:list>
      <text:p text:style-name="P12">Pre-condizioni:<text:span text:style-name="T64"> La copisteria è registrata presso Copiga ed ha effettuato le fasi di inizializzazione dell’attività commerciale presso la piattaforma. </text:span><text:span text:style-name="T71">Sul sistema risultano presenti utenti che hanno credito attivo presso la copisteria designata.</text:span></text:p>
      <text:p text:style-name="P12">Garanzia di successo: <text:span text:style-name="T74">Il task è stato accettato e il materiale stampato è pronto per il ritiro da parte dell’utente.</text:span></text:p>
      <text:p text:style-name="P14">Scenario principale di Successo:<text:span text:style-name="T64"> </text:span></text:p>
      <text:list xml:id="list4898198159543531473" text:style-name="L16">
        <text:list-item>
          <text:p text:style-name="P103">L’addetto della copisteria <text:span text:style-name="T90">riceve notifica di avvenuta ricezione di un nuovo task.</text:span></text:p>
        </text:list-item>
        <text:list-item>
          <text:p text:style-name="P122">L’addetto visiona il file.</text:p>
        </text:list-item>
        <text:list-item>
          <text:p text:style-name="P123">L’addetto accetta il task.</text:p>
        </text:list-item>
        <text:list-item>
          <text:p text:style-name="P124">Il sistema registra il consumo del credito utente presso la copisteria.</text:p>
        </text:list-item>
        <text:list-item>
          <text:p text:style-name="P125">L’addetto invia il materiale in stampa.</text:p>
        </text:list-item>
        <text:list-item>
          <text:p text:style-name="P125">L’addetto prepara il materiale stampato per la consegna.</text:p>
        </text:list-item>
        <text:list-item>
          <text:p text:style-name="P125">L’addetto conferma sulla piattaforma la possibilità di ritiro del materiale.</text:p>
        </text:list-item>
        <text:list-item>
          <text:p text:style-name="P125">Il sistema invia una notifica al cliente designato.</text:p>
        </text:list-item>
      </text:list>
      <text:p text:style-name="P54"><text:span text:style-name="T9">F</text:span><text:span text:style-name="T1">lussi alternativi:</text:span></text:p>
      <text:p text:style-name="P63"><text:span text:style-name="T25">3</text:span><text:span text:style-name="T83">a</text:span><text:span text:style-name="T24">) </text:span><text:span text:style-name="T26">Il materiale ricevuto per il task non è consono (es. contiene materiale coperto da copyright).<text:line-break/><text:tab/>1- L’addetto rifiuta il task allegando un messaggio di motivazione del task rifiutato.</text:span></text:p>
      <text:p text:style-name="P16"/>
      <text:p text:style-name="P16"><text:soft-page-break/></text:p>
      <text:p text:style-name="P16">Requisiti speciali:</text:p>
      <text:list xml:id="list2881468385712505648" text:style-name="L17">
        <text:list-item>
          <text:p text:style-name="P72">Dall’interfaccia lato copisteria, la sezione di <text:span text:style-name="T91">gestione dei task</text:span> deve essere raggiungibile in massimo due click. <text:span text:style-name="T92">La ricezione di nuovi task di stampa deve essere notificata in maniera da richiamare l’attenzione dell’addetto (effetti audio-visivi). Il task deve essere accettato in massimo due click. La notifica di possibilità di ritiro deve avvenire in massimo due click.</text:span></text:p>
        </text:list-item>
        <text:list-item>
          <text:p text:style-name="P82">La notifica di possibilità di ritiro lato utente deve richiamare l’attenzione del cliente (effetti audio-visivi) se connesso alla piattaforma. <text:span text:style-name="T93">La notifica deve essere inviata anche via e-mail.</text:span></text:p>
        </text:list-item>
      </text:list>
      <text:p text:style-name="P19">Frequenza di ripetizione:<text:span text:style-name="T64"> Potenzialmente ininterrotta.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53:41.420052014</meta:creation-date>
    <meta:generator>LibreOffice/5.1.6.2$Linux_X86_64 LibreOffice_project/10m0$Build-2</meta:generator>
    <dc:date>2019-01-23T12:57:34.772479967</dc:date>
    <meta:editing-duration>PT8H57M11S</meta:editing-duration>
    <meta:editing-cycles>187</meta:editing-cycles>
    <meta:document-statistic meta:table-count="0" meta:image-count="1" meta:object-count="0" meta:page-count="12" meta:paragraph-count="160" meta:word-count="2362" meta:character-count="15785" meta:non-whitespace-character-count="13612"/>
  </office:meta>
</office:document-meta>
</file>